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Socle 20mm - Aimanté</text:p>
          </table:table-cell>
          <table:table-cell office:value-type="currency" office:currency="EUR" office:value="0.3">
            <text:p>0,30 €</text:p>
          </table:table-cell>
          <table:table-cell office:value-type="string">
            <text:p>20 mm</text:p>
          </table:table-cell>
          <table:table-cell office:value-type="string">
            <text:p>20mm - Aimanté 1</text:p>
          </table:table-cell>
          <table:table-cell office:value-type="string">
            <text:p>20mm - Aimanté 2</text:p>
          </table:table-cell>
          <table:table-cell table:number-columns-repeated="4"/>
        </table:table-row>
        <table:table-row table:style-name="ro1">
          <table:table-cell office:value-type="string">
            <text:p>Socle 20mm - Simple</text:p>
          </table:table-cell>
          <table:table-cell office:value-type="currency" office:currency="EUR" office:value="0.09">
            <text:p>0,09 €</text:p>
          </table:table-cell>
          <table:table-cell office:value-type="string">
            <text:p>20 mm</text:p>
          </table:table-cell>
          <table:table-cell office:value-type="string">
            <text:p>20mm 1</text:p>
          </table:table-cell>
          <table:table-cell office:value-type="string">
            <text:p>20mm 2</text:p>
          </table:table-cell>
          <table:table-cell table:number-columns-repeated="4"/>
        </table:table-row>
        <table:table-row table:style-name="ro1">
          <table:table-cell office:value-type="string">
            <text:p>Socle 25mm - Aimanté</text:p>
          </table:table-cell>
          <table:table-cell office:value-type="currency" office:currency="EUR" office:value="0.34">
            <text:p>0,34 €</text:p>
          </table:table-cell>
          <table:table-cell office:value-type="string">
            <text:p>25 mm</text:p>
          </table:table-cell>
          <table:table-cell office:value-type="string">
            <text:p>25mm - Aimanté 1</text:p>
          </table:table-cell>
          <table:table-cell office:value-type="string">
            <text:p>25mm - Aimanté 2</text:p>
          </table:table-cell>
          <table:table-cell table:number-columns-repeated="4"/>
        </table:table-row>
        <table:table-row table:style-name="ro1">
          <table:table-cell office:value-type="string">
            <text:p>Socle 25mm - Simple</text:p>
          </table:table-cell>
          <table:table-cell office:value-type="currency" office:currency="EUR" office:value="0.13">
            <text:p>0,13 €</text:p>
          </table:table-cell>
          <table:table-cell office:value-type="string">
            <text:p>25 mm</text:p>
          </table:table-cell>
          <table:table-cell office:value-type="string">
            <text:p>25mm 1</text:p>
          </table:table-cell>
          <table:table-cell office:value-type="string">
            <text:p>25mm 2</text:p>
          </table:table-cell>
          <table:table-cell table:number-columns-repeated="4"/>
        </table:table-row>
        <table:table-row table:style-name="ro1">
          <table:table-cell office:value-type="string">
            <text:p>Socle 32mm - Aimanté</text:p>
          </table:table-cell>
          <table:table-cell office:value-type="currency" office:currency="EUR" office:value="0.36">
            <text:p>0,36 €</text:p>
          </table:table-cell>
          <table:table-cell office:value-type="string">
            <text:p>32 mm</text:p>
          </table:table-cell>
          <table:table-cell office:value-type="string">
            <text:p>32mm – Aimanté 1</text:p>
          </table:table-cell>
          <table:table-cell office:value-type="string">
            <text:p>32mm – Aimanté 2</text:p>
          </table:table-cell>
          <table:table-cell table:number-columns-repeated="4"/>
        </table:table-row>
        <table:table-row table:style-name="ro1">
          <table:table-cell office:value-type="string">
            <text:p>Socle 32mm - Simple</text:p>
          </table:table-cell>
          <table:table-cell office:value-type="currency" office:currency="EUR" office:value="0.15">
            <text:p>0,15 €</text:p>
          </table:table-cell>
          <table:table-cell office:value-type="string">
            <text:p>32 mm</text:p>
          </table:table-cell>
          <table:table-cell office:value-type="string">
            <text:p>32mm 1</text:p>
          </table:table-cell>
          <table:table-cell office:value-type="string">
            <text:p>32mm 2</text:p>
          </table:table-cell>
          <table:table-cell table:number-columns-repeated="4"/>
        </table:table-row>
        <table:table-row table:style-name="ro1">
          <table:table-cell office:value-type="string">
            <text:p>Socle 40mm - Aimanté</text:p>
          </table:table-cell>
          <table:table-cell office:value-type="currency" office:currency="EUR" office:value="0.4">
            <text:p>0,40 €</text:p>
          </table:table-cell>
          <table:table-cell office:value-type="string">
            <text:p>40 mm</text:p>
          </table:table-cell>
          <table:table-cell office:value-type="string">
            <text:p>40mm – Aimanté 1</text:p>
          </table:table-cell>
          <table:table-cell office:value-type="string">
            <text:p>4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40mm - Simple</text:p>
          </table:table-cell>
          <table:table-cell office:value-type="currency" office:currency="EUR" office:value="0.19">
            <text:p>0,19 €</text:p>
          </table:table-cell>
          <table:table-cell office:value-type="string">
            <text:p>40 mm</text:p>
          </table:table-cell>
          <table:table-cell office:value-type="string">
            <text:p>40mm 1</text:p>
          </table:table-cell>
          <table:table-cell office:value-type="string">
            <text:p>40mm 2</text:p>
          </table:table-cell>
          <table:table-cell table:number-columns-repeated="4"/>
        </table:table-row>
        <table:table-row table:style-name="ro1">
          <table:table-cell office:value-type="string">
            <text:p>Socle 40x100mm - Aimanté</text:p>
          </table:table-cell>
          <table:table-cell office:value-type="currency" office:currency="EUR" office:value="0.76">
            <text:p>0,76 €</text:p>
          </table:table-cell>
          <table:table-cell office:value-type="string">
            <text:p>40x100 mm</text:p>
          </table:table-cell>
          <table:table-cell office:value-type="string">
            <text:p>40x100mm – Aimanté 1</text:p>
          </table:table-cell>
          <table:table-cell office:value-type="string">
            <text:p>40x10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40x100mm - Simple</text:p>
          </table:table-cell>
          <table:table-cell office:value-type="currency" office:currency="EUR" office:value="0.39">
            <text:p>0,39 €</text:p>
          </table:table-cell>
          <table:table-cell office:value-type="string">
            <text:p>40x100 mm</text:p>
          </table:table-cell>
          <table:table-cell office:value-type="string">
            <text:p>40x100mm 1</text:p>
          </table:table-cell>
          <table:table-cell office:value-type="string">
            <text:p>40x100mm 2</text:p>
          </table:table-cell>
          <table:table-cell table:number-columns-repeated="4"/>
        </table:table-row>
        <table:table-row table:style-name="ro1">
          <table:table-cell office:value-type="string">
            <text:p>Socle 42x75mm - Aimanté</text:p>
          </table:table-cell>
          <table:table-cell office:value-type="currency" office:currency="EUR" office:value="0.63">
            <text:p>0,63 €</text:p>
          </table:table-cell>
          <table:table-cell office:value-type="string">
            <text:p>42x75 mm</text:p>
          </table:table-cell>
          <table:table-cell office:value-type="string">
            <text:p>42x75mm – Aimanté 1</text:p>
          </table:table-cell>
          <table:table-cell office:value-type="string">
            <text:p>42x75mm – Aimanté 2</text:p>
          </table:table-cell>
          <table:table-cell table:number-columns-repeated="4"/>
        </table:table-row>
        <table:table-row table:style-name="ro1">
          <table:table-cell office:value-type="string">
            <text:p>Socle 42x75mm - Simple</text:p>
          </table:table-cell>
          <table:table-cell office:value-type="currency" office:currency="EUR" office:value="0.3">
            <text:p>0,30 €</text:p>
          </table:table-cell>
          <table:table-cell office:value-type="string">
            <text:p>42x75 mm</text:p>
          </table:table-cell>
          <table:table-cell office:value-type="string">
            <text:p>42x75mm 1</text:p>
          </table:table-cell>
          <table:table-cell office:value-type="string">
            <text:p>42x75mm 2</text:p>
          </table:table-cell>
          <table:table-cell table:number-columns-repeated="4"/>
        </table:table-row>
        <table:table-row table:style-name="ro1">
          <table:table-cell office:value-type="string">
            <text:p>Socle 50mm - Aimanté</text:p>
          </table:table-cell>
          <table:table-cell office:value-type="currency" office:currency="EUR" office:value="0.5">
            <text:p>0,50 €</text:p>
          </table:table-cell>
          <table:table-cell office:value-type="string">
            <text:p>50 mm</text:p>
          </table:table-cell>
          <table:table-cell office:value-type="string">
            <text:p>50mm – Aimanté 1</text:p>
          </table:table-cell>
          <table:table-cell office:value-type="string">
            <text:p>5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50mm - Simple</text:p>
          </table:table-cell>
          <table:table-cell office:value-type="currency" office:currency="EUR" office:value="0.25">
            <text:p>0,25 €</text:p>
          </table:table-cell>
          <table:table-cell office:value-type="string">
            <text:p>50 mm</text:p>
          </table:table-cell>
          <table:table-cell office:value-type="string">
            <text:p>50mm 1</text:p>
          </table:table-cell>
          <table:table-cell office:value-type="string">
            <text:p>50mm 2</text:p>
          </table:table-cell>
          <table:table-cell table:number-columns-repeated="4"/>
        </table:table-row>
        <table:table-row table:style-name="ro1">
          <table:table-cell office:value-type="string">
            <text:p>Socle 52x90mm - Aimanté</text:p>
          </table:table-cell>
          <table:table-cell office:value-type="currency" office:currency="EUR" office:value="0.72">
            <text:p>0,72 €</text:p>
          </table:table-cell>
          <table:table-cell office:value-type="string">
            <text:p>52x90 mm</text:p>
          </table:table-cell>
          <table:table-cell office:value-type="string">
            <text:p>52x90mm – Aimanté 1</text:p>
          </table:table-cell>
          <table:table-cell office:value-type="string">
            <text:p>52x9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52x90mm - Simple</text:p>
          </table:table-cell>
          <table:table-cell office:value-type="currency" office:currency="EUR" office:value="0.39">
            <text:p>0,39 €</text:p>
          </table:table-cell>
          <table:table-cell office:value-type="string">
            <text:p>52x90 mm</text:p>
          </table:table-cell>
          <table:table-cell office:value-type="string">
            <text:p>52x90mm 1</text:p>
          </table:table-cell>
          <table:table-cell office:value-type="string">
            <text:p>52x90mm 2</text:p>
          </table:table-cell>
          <table:table-cell table:number-columns-repeated="4"/>
        </table:table-row>
        <table:table-row table:style-name="ro1">
          <table:table-cell office:value-type="string">
            <text:p>Socle 60mm - Aimanté</text:p>
          </table:table-cell>
          <table:table-cell office:value-type="currency" office:currency="EUR" office:value="0.56">
            <text:p>0,56 €</text:p>
          </table:table-cell>
          <table:table-cell office:value-type="string">
            <text:p>60 mm</text:p>
          </table:table-cell>
          <table:table-cell office:value-type="string">
            <text:p>60mm – Aimanté 1</text:p>
          </table:table-cell>
          <table:table-cell office:value-type="string">
            <text:p>6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60mm - Simple</text:p>
          </table:table-cell>
          <table:table-cell office:value-type="currency" office:currency="EUR" office:value="0.31">
            <text:p>0,31 €</text:p>
          </table:table-cell>
          <table:table-cell office:value-type="string">
            <text:p>60 mm</text:p>
          </table:table-cell>
          <table:table-cell office:value-type="string">
            <text:p>60mm 1</text:p>
          </table:table-cell>
          <table:table-cell office:value-type="string">
            <text:p>60mm 2</text:p>
          </table:table-cell>
          <table:table-cell table:number-columns-repeated="4"/>
        </table:table-row>
        <table:table-row table:style-name="ro1">
          <table:table-cell office:value-type="string">
            <text:p>Socle 60x120mm - Aimanté</text:p>
          </table:table-cell>
          <table:table-cell office:value-type="currency" office:currency="EUR" office:value="0.89">
            <text:p>0,89 €</text:p>
          </table:table-cell>
          <table:table-cell office:value-type="string">
            <text:p>60x120 mm</text:p>
          </table:table-cell>
          <table:table-cell office:value-type="string">
            <text:p>60x120mm – Aimanté 1</text:p>
          </table:table-cell>
          <table:table-cell office:value-type="string">
            <text:p>60x12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60x120mm - Simple</text:p>
          </table:table-cell>
          <table:table-cell office:value-type="currency" office:currency="EUR" office:value="0.49">
            <text:p>0,49 €</text:p>
          </table:table-cell>
          <table:table-cell office:value-type="string">
            <text:p>60x120 mm</text:p>
          </table:table-cell>
          <table:table-cell office:value-type="string">
            <text:p>60x120mm 1</text:p>
          </table:table-cell>
          <table:table-cell office:value-type="string">
            <text:p>60x120mm 2</text:p>
          </table:table-cell>
          <table:table-cell table:number-columns-repeated="4"/>
        </table:table-row>
        <table:table-row table:style-name="ro1">
          <table:table-cell office:value-type="string">
            <text:p>Socle 60x35mm - Aimanté</text:p>
          </table:table-cell>
          <table:table-cell office:value-type="currency" office:currency="EUR" office:value="0.58">
            <text:p>0,58 €</text:p>
          </table:table-cell>
          <table:table-cell office:value-type="string">
            <text:p>60x35 mm</text:p>
          </table:table-cell>
          <table:table-cell office:value-type="string">
            <text:p>60x35mm – Aimanté 1</text:p>
          </table:table-cell>
          <table:table-cell office:value-type="string">
            <text:p>60x35mm – Aimanté 2</text:p>
          </table:table-cell>
          <table:table-cell table:number-columns-repeated="4"/>
        </table:table-row>
        <table:table-row table:style-name="ro1">
          <table:table-cell office:value-type="string">
            <text:p>Socle 60x35mm - Simple</text:p>
          </table:table-cell>
          <table:table-cell office:value-type="currency" office:currency="EUR" office:value="0.31">
            <text:p>0,31 €</text:p>
          </table:table-cell>
          <table:table-cell office:value-type="string">
            <text:p>60x35 mm</text:p>
          </table:table-cell>
          <table:table-cell office:value-type="string">
            <text:p>60x35mm 1</text:p>
          </table:table-cell>
          <table:table-cell office:value-type="string">
            <text:p>60x35mm 2</text:p>
          </table:table-cell>
          <table:table-cell table:number-columns-repeated="4"/>
        </table:table-row>
        <table:table-row table:style-name="ro1">
          <table:table-cell office:value-type="string">
            <text:p>Socle 70mm - Aimanté</text:p>
          </table:table-cell>
          <table:table-cell office:value-type="currency" office:currency="EUR" office:value="0.65">
            <text:p>0,65 €</text:p>
          </table:table-cell>
          <table:table-cell office:value-type="string">
            <text:p>70 mm</text:p>
          </table:table-cell>
          <table:table-cell office:value-type="string">
            <text:p>70mm – Aimanté 1</text:p>
          </table:table-cell>
          <table:table-cell office:value-type="string">
            <text:p>7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70mm - Simple</text:p>
          </table:table-cell>
          <table:table-cell office:value-type="currency" office:currency="EUR" office:value="0.35">
            <text:p>0,35 €</text:p>
          </table:table-cell>
          <table:table-cell office:value-type="string">
            <text:p>70 mm</text:p>
          </table:table-cell>
          <table:table-cell office:value-type="string">
            <text:p>70mm 1</text:p>
          </table:table-cell>
          <table:table-cell office:value-type="string">
            <text:p>70mm 2</text:p>
          </table:table-cell>
          <table:table-cell table:number-columns-repeated="4"/>
        </table:table-row>
        <table:table-row table:style-name="ro1">
          <table:table-cell office:value-type="string">
            <text:p>Socle 80mm - Aimanté</text:p>
          </table:table-cell>
          <table:table-cell office:value-type="currency" office:currency="EUR" office:value="0.71">
            <text:p>0,71 €</text:p>
          </table:table-cell>
          <table:table-cell office:value-type="string">
            <text:p>80 mm</text:p>
          </table:table-cell>
          <table:table-cell office:value-type="string">
            <text:p>80mm – Aimanté 1</text:p>
          </table:table-cell>
          <table:table-cell office:value-type="string">
            <text:p>8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80mm - Simple</text:p>
          </table:table-cell>
          <table:table-cell office:value-type="currency" office:currency="EUR" office:value="0.44">
            <text:p>0,44 €</text:p>
          </table:table-cell>
          <table:table-cell office:value-type="string">
            <text:p>80 mm</text:p>
          </table:table-cell>
          <table:table-cell office:value-type="string">
            <text:p>80mm 1</text:p>
          </table:table-cell>
          <table:table-cell office:value-type="string">
            <text:p>80mm 2</text:p>
          </table:table-cell>
          <table:table-cell table:number-columns-repeated="4"/>
        </table:table-row>
        <table:table-row table:style-name="ro1">
          <table:table-cell office:value-type="string">
            <text:p>Socle 92x120mm - Aimanté</text:p>
          </table:table-cell>
          <table:table-cell office:value-type="currency" office:currency="EUR" office:value="1.33">
            <text:p>1,33 €</text:p>
          </table:table-cell>
          <table:table-cell office:value-type="string">
            <text:p>92x120 mm</text:p>
          </table:table-cell>
          <table:table-cell office:value-type="string">
            <text:p>92x120mm – Aimanté 1</text:p>
          </table:table-cell>
          <table:table-cell office:value-type="string">
            <text:p>92x12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92x120mm - Simple</text:p>
          </table:table-cell>
          <table:table-cell office:value-type="currency" office:currency="EUR" office:value="0.68">
            <text:p>0,68 €</text:p>
          </table:table-cell>
          <table:table-cell office:value-type="string">
            <text:p>92x120 mm</text:p>
          </table:table-cell>
          <table:table-cell office:value-type="string">
            <text:p>92x120mm 1</text:p>
          </table:table-cell>
          <table:table-cell office:value-type="string">
            <text:p>92x120mm 2</text:p>
          </table:table-cell>
          <table:table-cell table:number-columns-repeated="4"/>
        </table:table-row>
        <table:table-row table:style-name="ro1">
          <table:table-cell office:value-type="string">
            <text:p>Socle 95x120mm - Aimanté</text:p>
          </table:table-cell>
          <table:table-cell office:value-type="currency" office:currency="EUR" office:value="1.38">
            <text:p>1,38 €</text:p>
          </table:table-cell>
          <table:table-cell office:value-type="string">
            <text:p>95x120 mm</text:p>
          </table:table-cell>
          <table:table-cell office:value-type="string">
            <text:p>95x120mm – Aimanté 1</text:p>
          </table:table-cell>
          <table:table-cell office:value-type="string">
            <text:p>95x12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95x120mm - Simple</text:p>
          </table:table-cell>
          <table:table-cell office:value-type="currency" office:currency="EUR" office:value="0.71">
            <text:p>0,71 €</text:p>
          </table:table-cell>
          <table:table-cell office:value-type="string">
            <text:p>95x120 mm</text:p>
          </table:table-cell>
          <table:table-cell office:value-type="string">
            <text:p>95x120mm 1</text:p>
          </table:table-cell>
          <table:table-cell office:value-type="string">
            <text:p>95x120mm 2</text:p>
          </table:table-cell>
          <table:table-cell table:number-columns-repeated="4"/>
        </table:table-row>
        <table:table-row table:style-name="ro1">
          <table:table-cell office:value-type="string">
            <text:p>Socle 95x150mm - Aimanté</text:p>
          </table:table-cell>
          <table:table-cell office:value-type="currency" office:currency="EUR" office:value="4.2">
            <text:p>4,20 €</text:p>
          </table:table-cell>
          <table:table-cell office:value-type="string">
            <text:p>95x150 mm</text:p>
          </table:table-cell>
          <table:table-cell office:value-type="string">
            <text:p>95x150mm – Aimanté 1</text:p>
          </table:table-cell>
          <table:table-cell office:value-type="string">
            <text:p>95x15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95x150mm - Simple</text:p>
          </table:table-cell>
          <table:table-cell office:value-type="currency" office:currency="EUR" office:value="2.19">
            <text:p>2,19 €</text:p>
          </table:table-cell>
          <table:table-cell office:value-type="string">
            <text:p>95x150 mm</text:p>
          </table:table-cell>
          <table:table-cell office:value-type="string">
            <text:p>95x150mm 1</text:p>
          </table:table-cell>
          <table:table-cell office:value-type="string">
            <text:p>95x150mm 2</text:p>
          </table:table-cell>
          <table:table-cell table:number-columns-repeated="4"/>
        </table:table-row>
        <table:table-row table:style-name="ro1">
          <table:table-cell office:value-type="string">
            <text:p>Socle 109x170mm - Aimanté</text:p>
          </table:table-cell>
          <table:table-cell office:value-type="currency" office:currency="EUR" office:value="1.64">
            <text:p>1,64 €</text:p>
          </table:table-cell>
          <table:table-cell office:value-type="string">
            <text:p>109x170 mm</text:p>
          </table:table-cell>
          <table:table-cell office:value-type="string">
            <text:p>109x170mm – Aimanté 1</text:p>
          </table:table-cell>
          <table:table-cell office:value-type="string">
            <text:p>109x170mm – Aimanté 2</text:p>
          </table:table-cell>
          <table:table-cell table:number-columns-repeated="4"/>
        </table:table-row>
        <table:table-row table:style-name="ro1">
          <table:table-cell office:value-type="string">
            <text:p>Socle 109x170mm - Simple</text:p>
          </table:table-cell>
          <table:table-cell office:value-type="currency" office:currency="EUR" office:value="0.99">
            <text:p>0,99 €</text:p>
          </table:table-cell>
          <table:table-cell office:value-type="string">
            <text:p>109x170 mm</text:p>
          </table:table-cell>
          <table:table-cell office:value-type="string">
            <text:p>109x170mm 1</text:p>
          </table:table-cell>
          <table:table-cell office:value-type="string">
            <text:p>109x170mm 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7">17/07/2025</text:date>, <text:time>08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7T08:59:23.69</dc:date>
    <dc:creator>Ycham BOUNOUAR</dc:creator>
    <meta:editing-duration>PT8M18S</meta:editing-duration>
    <meta:editing-cycles>1</meta:editing-cycles>
    <meta:document-statistic meta:table-count="1" meta:cell-count="179" meta:object-count="0"/>
  </office:meta>
</office:document-meta>
</file>